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2" style:family="graphic" style:parent-style-name="standard" style:list-style-name="L1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EVe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1" draw:id="id1" draw:layer="layout" svg:width="1.215cm" svg:height="0.623cm" svg:x="1.548cm" svg:y="6.789cm">
          <text:p><text:span text:style-name="T3">TAi</text:span></text:p>
        </draw:rect>
        <draw:connector draw:style-name="gr7" draw:text-style-name="P2" draw:layer="layout" svg:x1="2.763cm" svg:y1="7.1cm" svg:x2="8.756cm" svg:y2="7.1cm" draw:start-shape="id1" draw:start-glue-point="1" draw:end-shape="id2" draw:end-glue-point="3" svg:d="M2763 7100h5993" svg:viewBox="0 0 5994 1">
          <text:p/>
        </draw:connector>
        <draw:rect draw:style-name="gr8" draw:text-style-name="P5" xml:id="id2" draw:id="id2" draw:layer="layout" svg:width="1.004cm" svg:height="0.416cm" svg:x="8.756cm" svg:y="6.892cm">
          <text:p/>
        </draw:rect>
        <draw:frame draw:style-name="gr9" draw:text-style-name="P6" draw:layer="layout" svg:width="3.75cm" svg:height="0.839cm" svg:x="2.862cm" svg:y="6.464cm">
          <draw:text-box>
            <text:p><text:span text:style-name="T4">siTAi_Event</text:span></text:p>
          </draw:text-box>
        </draw:frame>
        <draw:rect draw:style-name="gr10" draw:text-style-name="P7" draw:layer="layout" svg:width="18cm" svg:height="11.988cm" svg:x="1.508cm" svg:y="1.457cm">
          <text:p/>
        </draw:rect>
        <draw:rect draw:style-name="gr6" draw:text-style-name="P4" xml:id="id3" draw:id="id3" draw:layer="layout" svg:width="1.215cm" svg:height="0.623cm" svg:x="1.542cm" svg:y="4.696cm">
          <text:p><text:span text:style-name="T3">AKd</text:span></text:p>
        </draw:rect>
        <draw:connector draw:style-name="gr7" draw:text-style-name="P2" draw:layer="layout" svg:x1="2.757cm" svg:y1="5.007cm" svg:x2="8.75cm" svg:y2="5.007cm" draw:start-shape="id3" draw:start-glue-point="1" draw:end-shape="id4" draw:end-glue-point="3" svg:d="M2757 5007h5993" svg:viewBox="0 0 5994 1">
          <text:p/>
        </draw:connector>
        <draw:rect draw:style-name="gr8" draw:text-style-name="P5" xml:id="id4" draw:id="id4" draw:layer="layout" svg:width="1.004cm" svg:height="0.416cm" svg:x="8.75cm" svg:y="4.799cm">
          <text:p/>
        </draw:rect>
        <draw:frame draw:style-name="gr9" draw:text-style-name="P6" draw:layer="layout" svg:width="3.75cm" svg:height="0.839cm" svg:x="2.856cm" svg:y="4.371cm">
          <draw:text-box>
            <text:p><text:span text:style-name="T4">siAKd_RxEventSig</text:span></text:p>
          </draw:text-box>
        </draw:frame>
        <draw:rect draw:style-name="gr6" draw:text-style-name="P4" xml:id="id5" draw:id="id5" draw:layer="layout" svg:width="1.215cm" svg:height="0.623cm" svg:x="1.53cm" svg:y="7.91cm">
          <text:p><text:span text:style-name="T3">TXe</text:span></text:p>
        </draw:rect>
        <draw:connector draw:style-name="gr7" draw:text-style-name="P2" draw:layer="layout" svg:x1="2.745cm" svg:y1="8.221cm" svg:x2="8.738cm" svg:y2="8.221cm" draw:start-shape="id5" draw:start-glue-point="1" draw:end-shape="id6" draw:end-glue-point="3" svg:d="M2745 8221h5993" svg:viewBox="0 0 5994 1">
          <text:p/>
        </draw:connector>
        <draw:rect draw:style-name="gr8" draw:text-style-name="P5" xml:id="id6" draw:id="id6" draw:layer="layout" svg:width="1.004cm" svg:height="0.416cm" svg:x="8.738cm" svg:y="8.013cm">
          <text:p/>
        </draw:rect>
        <draw:frame draw:style-name="gr9" draw:text-style-name="P6" draw:layer="layout" svg:width="3.75cm" svg:height="0.839cm" svg:x="2.844cm" svg:y="7.585cm">
          <draw:text-box>
            <text:p><text:span text:style-name="T4">siTXe_RxEventSig</text:span></text:p>
          </draw:text-box>
        </draw:frame>
        <draw:rect draw:style-name="gr6" draw:text-style-name="P4" xml:id="id8" draw:id="id8" draw:layer="layout" svg:width="1.215cm" svg:height="0.623cm" svg:x="18.256cm" svg:y="4.997cm">
          <text:p><text:span text:style-name="T3">AKd</text:span></text:p>
        </draw:rect>
        <draw:rect draw:style-name="gr8" draw:text-style-name="P5" xml:id="id7" draw:id="id7" draw:layer="layout" svg:width="1.004cm" svg:height="0.416cm" svg:x="10.863cm" svg:y="5.1cm">
          <text:p/>
        </draw:rect>
        <draw:connector draw:style-name="gr7" draw:text-style-name="P2" draw:layer="layout" svg:x1="11.867cm" svg:y1="5.308cm" svg:x2="18.256cm" svg:y2="5.308cm" draw:start-shape="id7" draw:start-glue-point="1" draw:end-shape="id8" draw:end-glue-point="3" svg:d="M11867 5308h6389" svg:viewBox="0 0 6390 1">
          <text:p/>
        </draw:connector>
        <draw:frame draw:style-name="gr11" draw:text-style-name="P6" draw:layer="layout" svg:width="4.707cm" svg:height="0.698cm" svg:x="12.14cm" svg:y="4.713cm">
          <draw:text-box>
            <text:p><text:span text:style-name="T4">soAKd_Event</text:span></text:p>
          </draw:text-box>
        </draw:frame>
        <draw:g>
          <draw:rect draw:style-name="gr12" draw:text-style-name="P10" draw:layer="layout" svg:width="3.334cm" svg:height="7.862cm" svg:x="8.638cm" svg:y="3.496cm" draw:corner-radius="0.25cm">
            <text:p text:style-name="P8"><text:span text:style-name="T5"><text:s/></text:span><text:span text:style-name="T5">EVe</text:span></text:p>
            <text:p text:style-name="P9"><text:span text:style-name="T6"><text:s text:c="4"/></text:span><text:span text:style-name="T6">EventEngine</text:span><text:span text:style-name="T7"> </text:span></text:p>
          </draw:rect>
        </draw:g>
        <draw:custom-shape draw:style-name="gr13" draw:text-style-name="P11" draw:layer="layout" svg:width="0.718cm" svg:height="0.374cm" svg:x="7.066cm" svg:y="6.894cm">
          <text:p text:style-name="P7"><text:span text:style-name="T8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4.7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7.997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5.096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4" xml:id="id9" draw:id="id9" draw:layer="layout" svg:width="1.215cm" svg:height="0.623cm" svg:x="1.535cm" svg:y="5.503cm">
          <text:p><text:span text:style-name="T3">AKd</text:span></text:p>
        </draw:rect>
        <draw:connector draw:style-name="gr7" draw:text-style-name="P2" draw:layer="layout" svg:x1="2.75cm" svg:y1="5.814cm" svg:x2="8.743cm" svg:y2="5.814cm" draw:start-shape="id9" draw:start-glue-point="1" svg:d="M2750 5814h5993" svg:viewBox="0 0 5994 1">
          <text:p/>
        </draw:connector>
        <draw:frame draw:style-name="gr9" draw:text-style-name="P6" draw:layer="layout" svg:width="3.75cm" svg:height="0.839cm" svg:x="2.849cm" svg:y="5.178cm">
          <draw:text-box>
            <text:p><text:span text:style-name="T4">siAKd_TxEventSig</text:span></text:p>
          </draw:text-box>
        </draw:frame>
        <draw:custom-shape draw:style-name="gr13" draw:text-style-name="P11" draw:layer="layout" svg:width="0.718cm" svg:height="0.374cm" svg:x="7.059cm" svg:y="5.602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4" xml:id="id10" draw:id="id10" draw:layer="layout" svg:width="1.215cm" svg:height="0.623cm" svg:x="1.523cm" svg:y="8.917cm">
          <text:p><text:span text:style-name="T3">RXe</text:span></text:p>
        </draw:rect>
        <draw:connector draw:style-name="gr7" draw:text-style-name="P2" draw:layer="layout" svg:x1="2.738cm" svg:y1="9.228cm" svg:x2="8.731cm" svg:y2="9.228cm" draw:start-shape="id10" draw:start-glue-point="1" svg:d="M2738 9228h5993" svg:viewBox="0 0 5994 1">
          <text:p/>
        </draw:connector>
        <draw:frame draw:style-name="gr9" draw:text-style-name="P6" draw:layer="layout" svg:width="3.75cm" svg:height="0.839cm" svg:x="2.837cm" svg:y="8.592cm">
          <draw:text-box>
            <text:p><text:span text:style-name="T4">siRXe_Event</text:span></text:p>
          </draw:text-box>
        </draw:frame>
        <draw:custom-shape draw:style-name="gr13" draw:text-style-name="P11" draw:layer="layout" svg:width="1.08cm" svg:height="0.374cm" svg:x="6.697cm" svg:y="9.004cm">
          <text:p text:style-name="P7"><text:span text:style-name="T8">51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4" xml:id="id11" draw:id="id11" draw:layer="layout" svg:width="1.215cm" svg:height="0.623cm" svg:x="1.516cm" svg:y="9.924cm">
          <text:p><text:span text:style-name="T3">TIm</text:span></text:p>
        </draw:rect>
        <draw:connector draw:style-name="gr7" draw:text-style-name="P2" draw:layer="layout" svg:x1="2.731cm" svg:y1="10.235cm" svg:x2="8.724cm" svg:y2="10.235cm" draw:start-shape="id11" draw:start-glue-point="1" svg:d="M2731 10235h5993" svg:viewBox="0 0 5994 1">
          <text:p/>
        </draw:connector>
        <draw:frame draw:style-name="gr9" draw:text-style-name="P6" draw:layer="layout" svg:width="3.75cm" svg:height="0.839cm" svg:x="2.83cm" svg:y="9.599cm">
          <draw:text-box>
            <text:p><text:span text:style-name="T4">siTIm_Event</text:span></text:p>
          </draw:text-box>
        </draw:frame>
        <draw:custom-shape draw:style-name="gr13" draw:text-style-name="P11" draw:layer="layout" svg:width="0.718cm" svg:height="0.374cm" svg:x="7.052cm" svg:y="10.011cm">
          <text:p text:style-name="P7"><text:span text:style-name="T8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20M49S</meta:editing-duration>
    <meta:editing-cycles>211</meta:editing-cycles>
    <meta:generator>LibreOffice/6.2.8.2$Windows_X86_64 LibreOffice_project/f82ddfca21ebc1e222a662a32b25c0c9d20169ee</meta:generator>
    <dc:date>2020-01-17T10:22:11.190000000</dc:date>
    <dc:creator>Francois Abel</dc:creator>
    <meta:printed-by>Francois Abel</meta:printed-by>
    <meta:print-date>2018-11-01T20:08:16.68</meta:print-date>
    <meta:document-statistic meta:object-count="42"/>
  </office:meta>
</office:document-meta>
</file>